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861cm" fo:min-width="1.181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34cm" fo:min-width="0.2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7cm" fo:min-width="0cm"/>
    </style:style>
    <style:style style:name="gr8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8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13cm" fo:min-width="0.06cm"/>
    </style:style>
    <style:style style:name="gr10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6cm" fo:min-width="0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cm" fo:min-width="0.061cm"/>
    </style:style>
    <style:style style:name="gr12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cm" fo:min-width="0.062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08cm" fo:min-width="0.06cm"/>
    </style:style>
    <style:style style:name="gr14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1cm" fo:min-width="0.062cm"/>
    </style:style>
    <style:style style:name="gr15" style:family="graphic" style:parent-style-name="objectwithoutfill">
      <style:graphic-properties draw:stroke="dash" draw:stroke-dash="Ultrafine_20_Dashed" svg:stroke-width="0.053cm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Ultrafine_20_Dashe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6699cc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Semi-dynamic $\epsilon$-Lexicase Selection}§svg§600§FALSE§</svg:desc>
          <draw:polygon draw:style-name="gr1" draw:text-style-name="P1" draw:layer="layout" svg:width="9.745cm" svg:height="0.575cm" svg:x="0.27cm" svg:y="0.034cm" svg:viewBox="0 0 9746 576" draw:points="4873,576 0,576 0,0 9746,0 9746,576">
            <text:p/>
          </draw:polygon>
          <draw:path draw:style-name="gr2" draw:text-style-name="P2" draw:layer="layout" svg:width="0.288cm" svg:height="0.473cm" svg:x="0.307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0.646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506cm" svg:height="0.287cm" svg:x="0.936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1.4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olygon draw:style-name="gr2" draw:text-style-name="P2" draw:layer="layout" svg:width="0.172cm" svg:height="0.038cm" svg:x="1.64cm" svg:y="0.324cm" svg:viewBox="0 0 173 39" draw:points="173,39 173,0 0,0 0,39">
            <text:p/>
          </draw:polygon>
          <draw:path draw:style-name="gr2" draw:text-style-name="P2" draw:layer="layout" svg:width="0.32cm" svg:height="0.458cm" svg:x="1.87cm" svg:y="0.032cm" svg:viewBox="0 0 321 459" svg:d="M225 415v44l96-7v-20c-44 0-50-6-50-37v-395l-94 7v21c46 0 50 3 50 37v140c-19-24-46-41-81-41-78 0-146 65-146 148s65 147 138 147c43 0 70-22 87-44zM225 242v132c0 13 0 13-7 24-19 32-48 47-76 47-30 0-53-17-68-43-19-26-21-63-21-90 0-24 2-63 21-92 15-21 38-41 74-41 23 0 49 9 70 39 7 11 7 13 7 24z">
            <text:p/>
          </draw:path>
          <draw:path draw:style-name="gr2" draw:text-style-name="P2" draw:layer="layout" svg:width="0.318cm" svg:height="0.414cm" svg:x="2.219cm" svg:y="0.204cm" svg:viewBox="0 0 319 415" svg:d="M258 63c17-43 50-43 61-43v-20c-15 2-35 2-50 2-11 0-42-2-55-2v20c20 0 29 11 29 28 0 7 0 7-3 17l-67 158-72-175c-1-6-3-7-3-11 0-17 24-17 37-17v-20c-17 0-61 2-72 2-17 0-43 0-63-2v20c31 0 44 0 53 22l98 238c-3 10-13 30-16 39-15 35-34 81-74 81-4 0-19 0-31-13 20-1 25-16 25-25 0-19-13-28-27-28-13 0-28 7-28 28 0 29 28 53 61 53 40 0 66-39 83-76z">
            <text:p/>
          </draw:path>
          <draw:path draw:style-name="gr2" draw:text-style-name="P2" draw:layer="layout" svg:width="0.327cm" svg:height="0.287cm" svg:x="2.56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  <draw:path draw:style-name="gr2" draw:text-style-name="P2" draw:layer="layout" svg:width="0.292cm" svg:height="0.298cm" svg:x="2.934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506cm" svg:height="0.287cm" svg:x="3.25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3.78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3.96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15cm" svg:height="0.287cm" svg:x="4.479cm" svg:y="0.204cm" svg:viewBox="0 0 216 288" svg:d="M164 135c11 0 22 0 22-11 0-10-7-10-18-10h-107c16-57 53-94 112-94h21c11 0 22 0 22-11 0-9-9-9-21-9h-22c-84 0-173 65-173 164 0 72 50 124 118 124 42 0 85-26 85-33 0-2 0-10-6-10-2 0-3 0-9 4-20 15-44 26-68 26-39 0-70-28-70-85 0-24 3-48 5-55z">
            <text:p/>
          </draw:path>
          <draw:polygon draw:style-name="gr2" draw:text-style-name="P2" draw:layer="layout" svg:width="0.172cm" svg:height="0.038cm" svg:x="4.719cm" svg:y="0.324cm" svg:viewBox="0 0 173 39" draw:points="173,39 173,0 0,0 0,39">
            <text:p/>
          </draw:polygon>
          <draw:path draw:style-name="gr2" draw:text-style-name="P2" draw:layer="layout" svg:width="0.357cm" svg:height="0.444cm" svg:x="4.948cm" svg:y="0.04cm" svg:viewBox="0 0 358 445" svg:d="M358 277h-17c-7 66-16 147-131 147h-53c-30 0-32-3-32-26v-346c0-22 0-32 61-32h22v-20c-24 2-83 2-108 2-26 0-78 0-100-2v20h17c49 0 49 8 49 32v343c0 22 0 29-49 29h-17v21h339z">
            <text:p/>
          </draw:path>
          <draw:path draw:style-name="gr2" draw:text-style-name="P2" draw:layer="layout" svg:width="0.252cm" svg:height="0.298cm" svg:x="5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327cm" svg:height="0.279cm" svg:x="5.624cm" svg:y="0.204cm" svg:viewBox="0 0 328 280" svg:d="M179 127c20-24 44-55 61-74 20-22 46-33 77-33v-20c-16 2-37 2-53 2-21 0-56-2-63-2v20c13 2 18 10 18 21s-5 18-9 22l-40 51-52-66c-6-6-6-7-6-11 0-9 10-17 24-17v-20c-18 0-60 2-71 2-13 0-45 0-61-2v20c46 0 46 0 75 41l65 83-61 77c-31 39-70 41-83 41v18c17 0 37-1 53-1 21 0 47 1 63 1v-18c-15-4-18-11-18-20 0-15 18-37 57-83l50 64c5 8 14 19 14 22 0 6-5 15-24 17v18c21 0 56-1 71-1 18 0 44 1 62 1v-18c-35 0-46-2-61-20z">
            <text:p/>
          </draw:path>
          <draw:path draw:style-name="gr2" draw:text-style-name="P2" draw:layer="layout" svg:width="0.139cm" svg:height="0.434cm" svg:x="5.97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6.15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92cm" svg:height="0.298cm" svg:x="6.45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213cm" svg:height="0.298cm" svg:x="6.768cm" svg:y="0.193cm" svg:viewBox="0 0 214 299" svg:d="M114 166c15 2 69 13 69 59 0 33-23 61-74 61-56 0-79-39-91-94-1-8-3-11-9-11-9 0-9 5-9 16v87c0 11 0 15 7 15 4 0 4 0 17-13 0 0 0-2 13-15 28 28 57 28 72 28 75 0 105-43 105-91 0-35-20-53-28-60-22-23-46-28-74-32-36-7-81-16-81-53 0-24 17-50 74-50 72 0 74 59 76 79 2 6 7 6 7 6 9 0 9-4 9-17v-66c0-11 0-15-7-15-4 0-4 0-13 7-2 4-9 10-11 11-24-18-52-18-61-18-81 0-105 44-105 79 0 24 11 43 28 58 22 16 40 20 86 29z">
            <text:p/>
          </draw:path>
          <draw:path draw:style-name="gr2" draw:text-style-name="P2" draw:layer="layout" svg:width="0.252cm" svg:height="0.298cm" svg:x="7.02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88cm" svg:height="0.473cm" svg:x="7.54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7.881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145cm" svg:height="0.451cm" svg:x="8.171cm" svg:y="0.032cm" svg:viewBox="0 0 146 452" svg:d="M94 0l-94 7v21c46 0 52 3 52 37v337c0 30-8 30-52 30v20c22 0 57-2 74-2 15 0 48 2 72 2v-20c-45 0-52 0-52-30z">
            <text:p/>
          </draw:path>
          <draw:path draw:style-name="gr2" draw:text-style-name="P2" draw:layer="layout" svg:width="0.252cm" svg:height="0.298cm" svg:x="8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48cm" svg:height="0.298cm" svg:x="8.63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04cm" svg:height="0.407cm" svg:x="8.916cm" svg:y="0.084cm" svg:viewBox="0 0 205 408" svg:d="M101 140h93v-20h-93v-120h-16c-2 53-20 124-85 125v15h55v179c0 81 61 89 85 89 46 0 65-46 65-89v-37h-17v37c0 48-20 72-44 72-43 0-43-59-43-70z">
            <text:p/>
          </draw:path>
          <draw:path draw:style-name="gr2" draw:text-style-name="P2" draw:layer="layout" svg:width="0.139cm" svg:height="0.434cm" svg:x="9.1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88cm" svg:height="0.298cm" svg:x="9.353cm" svg:y="0.193cm" svg:viewBox="0 0 289 299" svg:d="M289 153c0-85-66-153-143-153-83 0-146 72-146 153 0 83 68 146 144 146 79 0 145-63 145-146zM146 282c-30 0-57-13-76-42-17-30-17-68-17-92 0-26 0-61 17-91 17-29 48-42 74-42 29 0 57 15 74 42 16 28 16 65 16 91 0 24 0 59-13 86-14 30-44 48-75 48z">
            <text:p/>
          </draw:path>
          <draw:path draw:style-name="gr2" draw:text-style-name="P2" draw:layer="layout" svg:width="0.327cm" svg:height="0.287cm" svg:x="9.67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</draw:g>
        <draw:custom-shape draw:style-name="gr3" draw:text-style-name="P3" draw:layer="layout" svg:width="1.681cm" svg:height="4.111cm" svg:x="1.234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epsilon_2§svg§600§TRUE§</svg:desc>
          <draw:polygon draw:style-name="gr4" draw:text-style-name="P4" draw:layer="layout" svg:width="0.572cm" svg:height="0.389cm" svg:x="2.146cm" svg:y="4.523cm" svg:viewBox="0 0 573 390" draw:points="286,390 0,390 0,0 573,0 573,390">
            <text:p/>
          </draw:polygon>
          <draw:path draw:style-name="gr2" draw:text-style-name="P2" draw:layer="layout" svg:width="0.236cm" svg:height="0.297cm" svg:x="2.18cm" svg:y="4.521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222cm" svg:height="0.312cm" svg:x="2.466cm" svg:y="4.599cm" svg:viewBox="0 0 223 313" svg:d="M223 227h-18c0 12-7 39-13 44-4 2-42 2-50 2h-91c52-44 68-57 99-78 38-29 73-57 73-103 0-58-55-92-118-92-62 0-105 42-105 84 0 25 22 27 26 27 12 0 27-8 27-25 0-8-2-25-29-25 14-34 49-44 73-44 51 0 77 36 77 75 0 42-32 74-48 91l-122 113c-4 4-4 4-4 17h207z">
            <text:p/>
          </draw:path>
        </draw:g>
        <draw:custom-shape draw:style-name="gr5" draw:text-style-name="P5" draw:layer="layout" svg:width="0.784cm" svg:height="0.784cm" svg:x="2.04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6" draw:text-style-name="P6" draw:layer="layout" svg:x1="0.861cm" svg:y1="11.074cm" svg:x2="0.861cm" svg:y2="1.733cm">
              <text:p/>
            </draw:line>
            <draw:line draw:style-name="gr6" draw:text-style-name="P6" draw:layer="layout" svg:x1="0.861cm" svg:y1="11.076cm" svg:x2="10.202cm" svg:y2="11.076cm">
              <text:p/>
            </draw:line>
            <draw:custom-shape draw:style-name="gr7" draw:text-style-name="P7" draw:layer="layout" svg:width="0.559cm" svg:height="0.561cm" svg:x="4.893cm" svg:y="4.6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1cm" svg:height="0.562cm" svg:x="4.79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0.56cm" svg:height="0.563cm" svg:x="5.488cm" svg:y="6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0.559cm" svg:height="0.56cm" svg:x="6.733cm" svg:y="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0.56cm" svg:height="0.563cm" svg:x="1.416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8" draw:layer="layout" svg:width="0.561cm" svg:height="0.56cm" svg:x="2.168cm" svg:y="5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7" draw:layer="layout" svg:width="0.562cm" svg:height="0.56cm" svg:x="3.476cm" svg:y="7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8" draw:layer="layout" svg:width="0.56cm" svg:height="0.558cm" svg:x="5.345cm" svg:y="8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7" draw:layer="layout" svg:width="0.562cm" svg:height="0.561cm" svg:x="7.586cm" svg:y="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56cm" svg:height="0.563cm" svg:x="1.416cm" svg:y="2.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56cm" svg:height="0.563cm" svg:x="2.292cm" svg:y="3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56cm" svg:height="0.563cm" svg:x="3.664cm" svg:y="5.6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56cm" svg:height="0.563cm" svg:x="6.676cm" svg:y="8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56cm" svg:height="0.563cm" svg:x="8.6cm" svg:y="9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svg:title>TexMaths</svg:title>
            <svg:desc>14§display§e_1§svg§600§FALSE§</svg:desc>
            <draw:polygon draw:style-name="gr1" draw:text-style-name="P1" draw:layer="layout" svg:width="0.626cm" svg:height="0.42cm" svg:x="5.218cm" svg:y="11.401cm" svg:viewBox="0 0 627 421" draw:points="313,421 0,421 0,0 627,0 627,421">
              <text:p/>
            </draw:polygon>
            <draw:path draw:style-name="gr2" draw:text-style-name="P2" draw:layer="layout" svg:width="0.28cm" svg:height="0.329cm" svg:x="5.25cm" svg:y="11.39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188cm" svg:height="0.337cm" svg:x="5.609cm" svg:y="11.484cm" svg:viewBox="0 0 189 338" svg:d="M115 14c0-14 0-14-13-14-34 32-82 32-102 32v19c12 0 45 0 74-14v260c0 16 0 22-51 22h-18v19c7 0 71-1 89-1s82 1 95 1v-19h-22c-52 0-52-6-52-22z">
              <text:p/>
            </draw:path>
          </draw:g>
          <draw:g>
            <svg:title>TexMaths</svg:title>
            <svg:desc>14§display§e_2§svg§600§FALSE§</svg:desc>
            <draw:polygon draw:style-name="gr1" draw:text-style-name="P1" draw:layer="layout" svg:width="0.626cm" svg:height="0.42cm" svg:x="0.018cm" svg:y="6.199cm" svg:viewBox="0 0 627 421" draw:points="313,421 0,421 0,0 627,0 627,421">
              <text:p/>
            </draw:polygon>
            <draw:path draw:style-name="gr2" draw:text-style-name="P2" draw:layer="layout" svg:width="0.28cm" svg:height="0.329cm" svg:x="0.051cm" svg:y="6.188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226cm" svg:height="0.337cm" svg:x="0.387cm" svg:y="6.281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<text:p/>
            </draw:path>
          </draw:g>
        </draw:g>
        <draw:line draw:style-name="gr15" draw:text-style-name="P6" draw:layer="layout" svg:x1="1.88cm" svg:y1="5.491cm" svg:x2="1.88cm" svg:y2="4.37cm">
          <text:p/>
        </draw:line>
        <draw:g>
          <svg:title>TexMaths</svg:title>
          <svg:desc>14§display§\epsilon_1§svg§600§TRUE§</svg:desc>
          <draw:polygon draw:style-name="gr4" draw:text-style-name="P4" draw:layer="layout" svg:width="0.572cm" svg:height="0.389cm" svg:x="2.146cm" svg:y="2.261cm" svg:viewBox="0 0 573 390" draw:points="286,390 0,390 0,0 573,0 573,390">
            <text:p/>
          </draw:polygon>
          <draw:path draw:style-name="gr2" draw:text-style-name="P2" draw:layer="layout" svg:width="0.236cm" svg:height="0.297cm" svg:x="2.18cm" svg:y="2.259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183cm" svg:height="0.312cm" svg:x="2.488cm" svg:y="2.337cm" svg:viewBox="0 0 184 313" svg:d="M113 13c0-13 0-13-14-13-32 31-79 31-99 31v17c12 0 45 0 73-14v241c0 15 0 21-51 21h-18v17c8 0 71-2 89-2 16 0 79 2 91 2v-17h-20c-51 0-51-6-51-21z">
            <text:p/>
          </draw:path>
        </draw:g>
        <draw:line draw:style-name="gr16" draw:text-style-name="P6" draw:layer="layout" svg:x1="1.359cm" svg:y1="5.491cm" svg:x2="2.667cm" svg:y2="5.491cm">
          <text:p/>
        </draw:line>
        <draw:line draw:style-name="gr6" draw:text-style-name="P6" draw:layer="layout" svg:x1="4.327cm" svg:y1="4.696cm" svg:x2="2.832cm" svg:y2="5.256cm">
          <text:p/>
        </draw:line>
        <draw:g>
          <svg:title>TexMaths</svg:title>
          <svg:desc>14§display§\text{selected}§svg§600§FALSE§</svg:desc>
          <draw:polygon draw:style-name="gr1" draw:text-style-name="P1" draw:layer="layout" svg:width="2.449cm" svg:height="0.502cm" svg:x="4.513cm" svg:y="4.093cm" svg:viewBox="0 0 2450 503" draw:points="1226,503 0,503 0,0 2450,0 2450,503">
            <text:p/>
          </draw:polygon>
          <draw:path draw:style-name="gr2" draw:text-style-name="P2" draw:layer="layout" svg:width="0.238cm" svg:height="0.332cm" svg:x="4.538cm" svg:y="4.271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<text:p/>
          </draw:path>
          <draw:path draw:style-name="gr2" draw:text-style-name="P2" draw:layer="layout" svg:width="0.281cm" svg:height="0.332cm" svg:x="4.818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163cm" svg:height="0.503cm" svg:x="5.142cm" svg:y="4.092cm" svg:viewBox="0 0 164 504" svg:d="M104 0l-104 8v23c51 0 57 5 57 41v378c0 33-7 33-57 33v21c25 0 63-1 82-1 16 0 53 1 82 1v-21c-51 0-60 0-60-33z">
            <text:p/>
          </draw:path>
          <draw:path draw:style-name="gr2" draw:text-style-name="P2" draw:layer="layout" svg:width="0.281cm" svg:height="0.332cm" svg:x="5.339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277cm" svg:height="0.332cm" svg:x="5.666cm" svg:y="4.271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<text:p/>
          </draw:path>
          <draw:path draw:style-name="gr2" draw:text-style-name="P2" draw:layer="layout" svg:width="0.227cm" svg:height="0.455cm" svg:x="5.974cm" svg:y="4.149cm" svg:viewBox="0 0 228 456" svg:d="M113 158h103v-24h-103v-134h-19c-1 61-22 139-94 140v18h62v198c0 91 67 100 93 100 53 0 73-51 73-100v-42h-18v42c0 55-24 81-50 81-47 0-47-67-47-79z">
            <text:p/>
          </draw:path>
          <draw:path draw:style-name="gr2" draw:text-style-name="P2" draw:layer="layout" svg:width="0.281cm" svg:height="0.332cm" svg:x="6.26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357cm" svg:height="0.513cm" svg:x="6.585cm" svg:y="4.092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<text:p/>
          </draw:path>
        </draw:g>
        <draw:g>
          <draw:line draw:style-name="gr15" draw:text-style-name="P6" draw:layer="layout" svg:x1="1.799cm" svg:y1="2.739cm" svg:x2="2.91cm" svg:y2="2.739cm">
            <text:p/>
          </draw:line>
          <draw:line draw:style-name="gr16" draw:text-style-name="P6" draw:layer="layout" svg:x1="1.7cm" svg:y1="2.116cm" svg:x2="1.7cm" svg:y2="3.424cm">
            <text:p/>
          </draw:line>
        </draw:g>
        <draw:g>
          <svg:title>TexMaths</svg:title>
          <svg:desc>14§display§\texttt{sequence}:\{t_1, t_2\}§svg§600§FALSE§</svg:desc>
          <draw:polygon draw:style-name="gr1" draw:text-style-name="P1" draw:layer="layout" svg:width="3.981cm" svg:height="0.491cm" svg:x="3.119cm" svg:y="0.827cm" svg:viewBox="0 0 3982 492" draw:points="1991,492 0,492 0,0 3982,0 3982,492">
            <text:p/>
          </draw:polygon>
          <draw:path draw:style-name="gr2" draw:text-style-name="P2" draw:layer="layout" svg:width="0.191cm" svg:height="0.22cm" svg:x="3.154cm" svg:y="0.979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2" draw:text-style-name="P2" draw:layer="layout" svg:width="0.202cm" svg:height="0.22cm" svg:x="3.403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245cm" svg:height="0.325cm" svg:x="3.654cm" svg:y="0.98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<text:p/>
          </draw:path>
          <draw:path draw:style-name="gr2" draw:text-style-name="P2" draw:layer="layout" svg:width="0.247cm" svg:height="0.216cm" svg:x="3.897cm" svg:y="0.983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2" draw:text-style-name="P2" draw:layer="layout" svg:width="0.202cm" svg:height="0.22cm" svg:x="4.176cm" svg:y="0.979cm" svg:viewBox="0 0 203 221" svg:d="M183 123c10 0 20 0 20-18 0-56-32-105-97-105-58 0-106 49-106 111 0 60 50 110 113 110 66 0 90-45 90-57 0-14-15-14-18-14-9 0-13 1-16 11-11 25-37 29-51 29-38 0-75-25-83-67zM35 94c7-37 36-63 71-63 27 0 56 11 62 63z">
            <text:p/>
          </draw:path>
          <draw:path draw:style-name="gr2" draw:text-style-name="P2" draw:layer="layout" svg:width="0.247cm" svg:height="0.216cm" svg:x="4.411cm" svg:y="0.9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2" draw:text-style-name="P2" draw:layer="layout" svg:width="0.194cm" svg:height="0.22cm" svg:x="4.7cm" svg:y="0.979cm" svg:viewBox="0 0 195 221" svg:d="M195 164c0-14-14-14-17-14-9 0-13 1-17 11-3 7-13 29-49 29-42 0-78-35-78-79 0-24 14-80 81-80 11 0 29 0 29 4 2 17 10 24 23 24 11 0 22-9 22-23 0-36-52-36-74-36-86 0-115 67-115 111 0 60 46 110 109 110 69 0 86-49 86-57z">
            <text:p/>
          </draw:path>
          <draw:path draw:style-name="gr2" draw:text-style-name="P2" draw:layer="layout" svg:width="0.202cm" svg:height="0.22cm" svg:x="4.948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052cm" svg:height="0.212cm" svg:x="5.365cm" svg:y="0.983cm" svg:viewBox="0 0 53 213" svg:d="M53 27c0-16-11-27-26-27-14 0-27 11-27 27 0 14 13 26 27 26 15 0 26-12 26-26zM53 188c0-16-11-27-26-27-14 0-27 11-27 27 0 14 13 25 27 25 15 0 26-11 26-25z">
            <text:p/>
          </draw:path>
          <draw:path draw:style-name="gr2" draw:text-style-name="P2" draw:layer="layout" svg:width="0.175cm" svg:height="0.492cm" svg:x="5.631cm" svg:y="0.826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2" draw:text-style-name="P2" draw:layer="layout" svg:width="0.152cm" svg:height="0.314cm" svg:x="5.852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26cm" svg:height="0.229cm" svg:x="6.055cm" svg:y="1.04cm" svg:viewBox="0 0 127 230" svg:d="M78 10c0-10 0-10-9-10-23 22-55 22-69 22v13c8 0 31 0 50-10v177c0 11 0 15-35 15h-12v13c5 0 49-2 61-2s55 2 63 2v-13h-14c-35 0-35-4-35-15z">
            <text:p/>
          </draw:path>
          <draw:path draw:style-name="gr2" draw:text-style-name="P2" draw:layer="layout" svg:width="0.058cm" svg:height="0.147cm" svg:x="6.281cm" svg:y="1.143cm" svg:viewBox="0 0 59 148" svg:d="M59 52c0-32-13-52-32-52-17 0-27 13-27 27 0 12 10 26 27 26 5 0 12-3 18-7 1-1 1-1 1-1 2 0 2 0 2 7 0 38-17 67-34 84-6 4-6 5-6 7 0 4 3 5 5 5 5 0 46-37 46-96z">
            <text:p/>
          </draw:path>
          <draw:path draw:style-name="gr2" draw:text-style-name="P2" draw:layer="layout" svg:width="0.152cm" svg:height="0.314cm" svg:x="6.468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53cm" svg:height="0.229cm" svg:x="6.656cm" svg:y="1.0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75cm" svg:height="0.492cm" svg:x="6.89cm" svg:y="0.826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5-16T17:25:04.214709756</dc:date>
    <meta:editing-duration>PT16H56M7S</meta:editing-duration>
    <meta:editing-cycles>22</meta:editing-cycles>
    <meta:generator>LibreOffice/5.1.6.2$Linux_X86_64 LibreOffice_project/10m0$Build-2</meta:generator>
    <meta:document-statistic meta:object-count="103"/>
  </office:meta>
</office:document-meta>
</file>